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a891" style:text-blinking="false" fo:background-color="#ffffff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0a891" style:text-blinking="false" fo:background-color="#ffffff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line-height="120%" fo:text-align="justify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00a891" style:text-blinking="false" fo:background-color="#ffffff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a891" officeooo:paragraph-rsid="0000a891" style:text-blinking="false" fo:background-color="#ffffff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a891" style:text-blinking="false" fo:background-color="#ffffff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line-height="120%" fo:text-align="end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a891" style:text-blinking="false" fo:background-color="#ffffff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style:text-underline-style="none" officeooo:paragraph-rsid="0000a891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paragraph-rsid="0000a891" style:text-blinking="false" fo:background-color="#ffffff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line-height="120%" fo:text-align="center" style:justify-single-word="false" fo:text-indent="0.741cm" style:auto-text-indent="false" style:writing-mode="lr-tb"/>
      <style:text-properties officeooo:paragraph-rsid="0000a891"/>
    </style:style>
    <style:style style:name="P10" style:family="paragraph" style:parent-style-name="Text_20_body">
      <style:text-properties style:font-name="Times New Roman" officeooo:paragraph-rsid="0000a891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a891" style:text-blinking="false" fo:background-color="transparent"/>
    </style:style>
    <style:style style:name="P12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a891" style:text-blinking="false" fo:background-color="#ffffff"/>
    </style:style>
    <style:style style:name="P13" style:family="paragraph" style:parent-style-name="Text_20_body">
      <style:paragraph-properties fo:margin-left="8.749cm" fo:margin-right="0cm" fo:margin-top="0cm" fo:margin-bottom="0.212cm" loext:contextual-spacing="false" fo:line-height="120%" fo:text-indent="0.141cm" style:auto-text-indent="false" style:writing-mode="lr-tb"/>
      <style:text-properties style:font-name="Times New Roman" officeooo:paragraph-rsid="0000a891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a891" officeooo:paragraph-rsid="0000a891" style:text-blinking="false" fo:background-color="#ffffff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a891" officeooo:paragraph-rsid="000168ba" style:text-blinking="false" fo:background-color="#ffffff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a891" officeooo:paragraph-rsid="0002c6ed" style:text-blinking="false" fo:background-color="#ffffff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a891" officeooo:paragraph-rsid="0004d7d8" style:text-blinking="false" fo:background-color="#ffffff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2c6ed" officeooo:paragraph-rsid="0002c6ed" style:text-blinking="false" fo:background-color="#fffff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61fb4" officeooo:paragraph-rsid="0004d7d8" style:text-blinking="false" fo:background-color="#fffff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0a891" officeooo:paragraph-rsid="0000a891" style:text-blinking="false" fo:background-color="#ffffff" style:font-weight-asian="bold" style:font-weight-complex="bold"/>
    </style:style>
    <style:style style:name="P21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2c6ed" officeooo:paragraph-rsid="0002c6ed" style:text-blinking="false" fo:background-color="#fffff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61fb4" officeooo:paragraph-rsid="00061fb4" style:text-blinking="false" fo:background-color="#ffffff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a891" style:text-blinking="false" fo:background-color="#ffffff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168ba" officeooo:paragraph-rsid="000168ba" style:text-blinking="false" fo:background-color="#ffffff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officeooo:paragraph-rsid="000141cb"/>
    </style:style>
    <style:style style:name="P26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officeooo:paragraph-rsid="000168ba"/>
    </style:style>
    <style:style style:name="P27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officeooo:paragraph-rsid="0002c6ed"/>
    </style:style>
    <style:style style:name="P28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officeooo:paragraph-rsid="00061fb4"/>
    </style:style>
    <style:style style:name="P29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cm" style:auto-text-indent="false" style:writing-mode="lr-tb"/>
      <style:text-properties style:font-name="Times New Roman" fo:font-size="14pt" officeooo:paragraph-rsid="000141cb" style:font-size-asian="14pt" style:font-size-complex="14pt"/>
    </style:style>
    <style:style style:name="P30" style:family="paragraph" style:parent-style-name="Text_20_body">
      <style:paragraph-properties fo:margin-left="0cm" fo:margin-right="0cm" fo:margin-top="0cm" fo:margin-bottom="0.212cm" loext:contextual-spacing="false" fo:line-height="120%" fo:text-align="start" style:justify-single-word="false" fo:text-indent="0.741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00a891" style:text-blinking="false" fo:background-color="#ffffff" style:font-size-asian="14pt" style:font-size-complex="14pt"/>
    </style:style>
    <style:style style:name="T1" style:family="text">
      <style:text-properties fo:language="ru" fo:country="RU" officeooo:rsid="00015c16"/>
    </style:style>
    <style:style style:name="T2" style:family="text">
      <style:text-properties fo:language="ru" fo:country="RU" officeooo:rsid="00016b2a"/>
    </style:style>
    <style:style style:name="T3" style:family="text">
      <style:text-properties fo:language="ru" fo:country="RU" officeooo:rsid="00008cfd"/>
    </style:style>
    <style:style style:name="T4" style:family="text">
      <style:text-properties fo:language="ru" fo:country="RU" officeooo:rsid="0000a891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20pt" fo:language="ru" fo:country="RU" fo:font-style="normal" style:text-underline-style="none" fo:font-weight="normal" officeooo:rsid="000122de" style:text-blinking="false" fo:background-color="#ffffff" loext:char-shading-value="0" style:font-size-asian="20pt" style:font-size-complex="20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11c5d" style:text-blinking="false" fo:background-color="#ffffff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bold" officeooo:rsid="0002c6ed" style:text-blinking="false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0a891" style:text-blinking="false" fo:background-color="#ffffff" loext:char-shading-value="0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1bd5f3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2c6ed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061fb4" style:text-blinking="false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2c6ed" style:text-blinking="false" fo:background-color="#ffffff" loext:char-shading-value="0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61fb4" style:text-blinking="false" fo:background-color="#ffffff" loext:char-shading-value="0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02c6ed" style:text-blinking="false" fo:background-color="#ffffff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015c16" style:text-blinking="false" fo:background-color="#ffffff" loext:char-shading-value="0"/>
    </style:style>
    <style:style style:name="T18" style:family="text">
      <style:text-properties officeooo:rsid="00015c16"/>
    </style:style>
    <style:style style:name="T19" style:family="text">
      <style:text-properties style:font-name="Times New Roman" fo:font-size="14pt" style:font-size-asian="14pt" style:font-size-complex="14pt"/>
    </style:style>
    <style:style style:name="T20" style:family="text">
      <style:text-properties style:font-name="Times New Roman" fo:font-size="14pt" fo:language="ru" fo:country="RU" officeooo:rsid="000141cb" style:font-size-asian="14pt" style:font-size-complex="14pt"/>
    </style:style>
    <style:style style:name="T21" style:family="text">
      <style:text-properties style:font-name="Times New Roman" fo:font-size="14pt" fo:language="ru" fo:country="RU" officeooo:rsid="000168ba" style:font-size-asian="14pt" style:font-size-complex="14pt"/>
    </style:style>
    <style:style style:name="T22" style:family="text">
      <style:text-properties style:font-name="Times New Roman" fo:font-size="14pt" fo:language="ru" fo:country="RU" fo:font-weight="normal" officeooo:rsid="0002c6ed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language="ru" fo:country="RU" fo:font-weight="normal" officeooo:rsid="000a884a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officeooo:rsid="000141cb" style:font-size-asian="14pt" style:font-size-complex="14pt"/>
    </style:style>
    <style:style style:name="T25" style:family="text">
      <style:text-properties style:font-name="Times New Roman" fo:font-size="14pt" fo:language="en" fo:country="US" officeooo:rsid="000168ba" style:font-size-asian="14pt" style:font-size-complex="14pt"/>
    </style:style>
    <style:style style:name="T26" style:family="text">
      <style:text-properties style:font-name="Times New Roman" fo:font-size="14pt" fo:font-weight="normal" officeooo:rsid="0002c6ed" style:font-size-asian="14pt" style:font-weight-asian="normal" style:font-size-complex="14pt" style:font-weight-complex="normal"/>
    </style:style>
    <style:style style:name="T27" style:family="text">
      <style:text-properties style:font-name="Times New Roman" fo:font-weight="bold" officeooo:rsid="00011c5d" style:font-size-asian="14pt" style:font-weight-asian="bold" style:font-size-complex="14pt" style:font-weight-complex="bold"/>
    </style:style>
    <style:style style:name="T28" style:family="text">
      <style:text-properties style:font-name="Times New Roman" fo:font-weight="bold" officeooo:rsid="0002c6ed" style:font-size-asian="14pt" style:font-weight-asian="bold" style:font-size-complex="14pt" style:font-weight-complex="bold"/>
    </style:style>
    <style:style style:name="T29" style:family="text">
      <style:text-properties style:font-name="Times New Roman" fo:language="en" fo:country="US" fo:font-weight="bold" officeooo:rsid="00011c5d" style:font-size-asian="14pt" style:font-weight-asian="bold" style:font-size-complex="14pt" style:font-weight-complex="bold"/>
    </style:style>
    <style:style style:name="T30" style:family="text">
      <style:text-properties style:font-name="Times New Roman" fo:language="en" fo:country="US" fo:font-weight="bold" officeooo:rsid="000168ba" style:font-size-asian="14pt" style:font-weight-asian="bold" style:font-size-complex="14pt" style:font-weight-complex="bold"/>
    </style:style>
    <style:style style:name="T31" style:family="text">
      <style:text-properties style:font-name="Times New Roman" fo:language="en" fo:country="US" fo:font-weight="bold" officeooo:rsid="0004d7d8" style:font-size-asian="14pt" style:font-weight-asian="bold" style:font-size-complex="14pt" style:font-weight-complex="bold"/>
    </style:style>
    <style:style style:name="T32" style:family="text">
      <style:text-properties style:font-name="Times New Roman" fo:language="en" fo:country="US" officeooo:rsid="00061fb4" style:font-size-asian="14pt" style:font-size-complex="14pt"/>
    </style:style>
    <style:style style:name="T33" style:family="text">
      <style:text-properties style:font-name="Times New Roman" officeooo:rsid="00061fb4" style:font-size-asian="14pt" style:font-size-complex="14pt"/>
    </style:style>
    <style:style style:name="T34" style:family="text">
      <style:text-properties fo:font-weight="bold" officeooo:rsid="00011c5d" style:font-weight-asian="bold" style:font-weight-complex="bold"/>
    </style:style>
    <style:style style:name="T35" style:family="text">
      <style:text-properties fo:font-weight="bold" officeooo:rsid="00011c5d" style:font-size-asian="14pt" style:font-weight-asian="bold" style:font-size-complex="14pt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011c5d" style:font-weight-asian="normal" style:font-weight-complex="normal"/>
    </style:style>
    <style:style style:name="T38" style:family="text">
      <style:text-properties fo:language="en" fo:country="US" fo:font-weight="normal" style:font-weight-asian="normal" style:font-weight-complex="normal"/>
    </style:style>
    <style:style style:name="T39" style:family="text">
      <style:text-properties fo:language="en" fo:country="US" fo:font-weight="normal" officeooo:rsid="00011c5d" style:font-weight-asian="normal" style:font-weight-complex="normal"/>
    </style:style>
    <style:style style:name="T40" style:family="text">
      <style:text-properties fo:language="en" fo:country="US" officeooo:rsid="000389b2"/>
    </style:style>
    <style:style style:name="T41" style:family="text">
      <style:text-properties fo:language="en" fo:country="US" officeooo:rsid="000a884a" style:font-size-asian="14pt" style:font-size-complex="14pt"/>
    </style:style>
    <style:style style:name="T42" style:family="text">
      <style:text-properties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10"/>
      <text:p text:style-name="P11">Институт: «Информационные технологии и прикладная математика»</text:p>
      <text:p text:style-name="P11">Кафедра: 806 «Вычислительная математика и программирование»</text:p>
      <text:p text:style-name="P11">Дисциплина: «О<text:span text:style-name="T1">перационные системы</text:span>» </text:p>
      <text:p text:style-name="P5"> </text:p>
      <text:p text:style-name="P5"> </text:p>
      <text:p text:style-name="P5"> </text:p>
      <text:p text:style-name="P5"> </text:p>
      <text:p text:style-name="P8">Лабораторная работа № <text:span text:style-name="T4">1</text:span></text:p>
      <text:p text:style-name="P9"><text:span text:style-name="T5">Тема: </text:span><text:span text:style-name="T6">Диагностика работы программного обеспечения </text:span></text:p>
      <text:p text:style-name="P10"/>
      <text:p text:style-name="P7"/>
      <text:p text:style-name="P7"/>
      <text:p text:style-name="P5"> </text:p>
      <text:p text:style-name="P12">Студент: Воронов К. <text:span text:style-name="T1">М.</text:span></text:p>
      <text:p text:style-name="P12">Группа: <text:span text:style-name="T1">М</text:span>8<text:span text:style-name="T2">О</text:span>-207<text:span text:style-name="T3">Б</text:span>-<text:span text:style-name="T18">19</text:span></text:p>
      <text:p text:style-name="P13"><text:span text:style-name="T16">Преподаватель: </text:span><text:span text:style-name="T17">Миронов Е.С.</text:span></text:p>
      <text:p text:style-name="P12">Дата:</text:p>
      <text:p text:style-name="P12">Оценка:</text:p>
      <text:p text:style-name="P10"><text:line-break/></text:p>
      <text:p text:style-name="P6"> </text:p>
      <text:p text:style-name="P10"><text:line-break/></text:p>
      <text:p text:style-name="P1">Москва, 2020</text:p>
      <text:p text:style-name="P1"/>
      <text:p text:style-name="P3"><text:soft-page-break/>Постановка задачи</text:p>
      <text:p text:style-name="P30">При выполнении последующих лабораторных работ необходимопродемонстрировать ключевые системные вызовы, которые в них используютсяи то, что их использование соответствует варианту ЛР. По итогам выполнениявсех лабораторных работ отчет по данной должен содержать краткую сводку поисследованию последующих ЛР. </text:p>
      <text:p text:style-name="P23">Используемая утилита для отслеживания системных вызовов: strace </text:p>
      <text:p text:style-name="P4"/>
      <text:p text:style-name="P4"/>
      <text:p text:style-name="P20"><text:tab/>Лабораторная работа №2</text:p>
      <text:p text:style-name="P20"><text:tab/><text:span text:style-name="T36">В данной лабораторной использовались такие системные вызовы, как </text:span><text:span text:style-name="T38">read, write </text:span><text:span text:style-name="T39">(</text:span><text:span text:style-name="T37">возвращают количество байт)</text:span><text:span text:style-name="T38">, fopen, </text:span><text:span text:style-name="T39">pipe,</text:span><text:span text:style-name="T38"> <text:s/>execv, dup2. <text:s/></text:span><text:span text:style-name="T37">Видно, как с помощью</text:span><text:span text:style-name="T39"> fork </text:span><text:span text:style-name="T37">создается копия родительского процесса (ключевое слово </text:span><text:span text:style-name="T39">clone), </text:span><text:span text:style-name="T37">а также </text:span><text:span text:style-name="T39">pipe.</text:span></text:p>
      <text:p text:style-name="P14">read(0, b.txt</text:p>
      <text:p text:style-name="P14">"b.txt\n", 1024) <text:s text:c="15"/>= 6</text:p>
      <text:p text:style-name="P14">openat(AT_FDCWD, "b.txt", O_WRONLY|O_CREAT|O_TRUNC, 0666) = 3</text:p>
      <text:p text:style-name="P14">pipe([4, 5]) <text:s text:c="27"/>= 0</text:p>
      <text:p text:style-name="P14">clone(child_stack=NULL, flags=CLONE_CHILD_CLEARTID|CLONE_CHILD_SETTID|SIGCHLD, child_tidptr=0x7fd87e046810) = 4008</text:p>
      <text:p text:style-name="P14">read(0, 1 2 3</text:p>
      <text:p text:style-name="P14">"1 2 3\n", 1024) <text:s text:c="15"/>= 6</text:p>
      <text:p text:style-name="P14">write(5, "\0\0\200?", 4) <text:s text:c="15"/>= 4</text:p>
      <text:p text:style-name="P14">write(5, "\0\0\0@", 4) <text:s text:c="17"/>= 4</text:p>
      <text:p text:style-name="P14">write(5, "\0\0@@", 4) <text:s text:c="18"/>= 4</text:p>
      <text:p text:style-name="P14">write(5, "\0\0\300\177", 4) <text:s text:c="12"/>= 4</text:p>
      <text:p text:style-name="P14">read(0, 4 5 6</text:p>
      <text:p text:style-name="P14">"4 5 6\n", 1024) <text:s text:c="15"/>= 6</text:p>
      <text:p text:style-name="P14">write(5, "\0\0\200@", 4) <text:s text:c="15"/>= 4</text:p>
      <text:p text:style-name="P14"><text:soft-page-break/>write(5, "\0\0\240@", 4) <text:s text:c="15"/>= 4</text:p>
      <text:p text:style-name="P14">write(5, "\0\0\300@", 4) <text:s text:c="15"/>= 4</text:p>
      <text:p text:style-name="P14">write(5, "\0\0\300\177", 4) <text:s text:c="12"/>= 4</text:p>
      <text:p text:style-name="P14">read(0, "", 1024) <text:s text:c="22"/>= 0</text:p>
      <text:p text:style-name="P14">close(5) <text:s text:c="31"/>= 0</text:p>
      <text:p text:style-name="P14">close(4) <text:s text:c="31"/>= 0</text:p>
      <text:p text:style-name="P14">close(3) <text:s text:c="31"/>= 0</text:p>
      <text:p text:style-name="P14">exit_group(0) <text:s text:c="26"/>= ?</text:p>
      <text:p text:style-name="P14">+++ exited with 0 +++</text:p>
      <text:p text:style-name="P14"/>
      <text:p text:style-name="P14"/>
      <text:p text:style-name="P14"><text:tab/><text:span text:style-name="T34">Лабораторная работа №3</text:span></text:p>
      <text:p text:style-name="P26"><text:span text:style-name="T7"><text:tab/> </text:span><text:span text:style-name="T9">В данной лабораторной использовались такие системные вызовы, как </text:span><text:span text:style-name="T19">pthread_create и pthread_join для работы с потоками </text:span><text:span text:style-name="T21">и </text:span><text:span text:style-name="T25">clock </text:span><text:span text:style-name="T21">для подсчета времени работы программы</text:span><text:span text:style-name="T19">. </text:span><text:span text:style-name="T20">Как видно, для каждого элемента создается новый поток, об этом нам говорит ключевое <text:s/>слово </text:span><text:span text:style-name="T24">clone. </text:span><text:span text:style-name="T21">Также видно получение времени с помощью функции </text:span><text:span text:style-name="T25">clock_gettime.</text:span></text:p>
      <text:p text:style-name="P29">write(1, "\320\232\320\276\320\273\320\270\321\207\320\265\321\201\321\202\320\262\320\276 \320\277\320\276\321\202\320\276\320\272\320"..., 39Количество потоков: 3</text:p>
      <text:p text:style-name="P29">) = 39</text:p>
      <text:p text:style-name="P29">write(1, "\320\222\320\262\320\265\320\264\320\270\321\202\320\265 \321\200\320\260\320\267\320\274\320\265\321\200\321\213 \320\274"..., 45Введите размеры матрицы</text:p>
      <text:p text:style-name="P29">) = 45</text:p>
      <text:p text:style-name="P29">fstat(0, {st_mode=S_IFCHR|0620, st_rdev=makedev(0x88, 0), ...}) = 0</text:p>
      <text:p text:style-name="P29">read(0, 3 3</text:p>
      <text:p text:style-name="P29">"3 3\n", 1024) <text:s text:c="17"/>= 4</text:p>
      <text:p text:style-name="P29"><text:soft-page-break/>write(1, "\320\222\320\262\320\265\320\264\320\270\321\202\320\265 \321\215\320\273\320\265\320\274\320\265\320\275\321\202\321\213 "..., 47Введите элементы матрицы</text:p>
      <text:p text:style-name="P29">) = 47</text:p>
      <text:p text:style-name="P29">read(0, 1 2 3 4 5 6 7 8 9</text:p>
      <text:p text:style-name="P29">"1 2 3 4 5 6 7 8 9\n", 1024) <text:s text:c="3"/>= 18</text:p>
      <text:p text:style-name="P29">write(1, "\320\222\320\262\320\265\320\264\320\270\321\202\320\265 \321\200\320\260\320\267\320\274\320\265\321\200\321\213 \320\276"..., 39Введите размеры окна</text:p>
      <text:p text:style-name="P29">) = 39</text:p>
      <text:p text:style-name="P29">read(0, 1 1</text:p>
      <text:p text:style-name="P29">"1 1\n", 1024) <text:s text:c="17"/>= 4</text:p>
      <text:p text:style-name="P29">write(1, "\320\222\320\262\320\265\320\264\320\270\321\202\320\265 K\n", 17Введите K</text:p>
      <text:p text:style-name="P29">) = 17</text:p>
      <text:p text:style-name="P29">read(0, 1</text:p>
      <text:p text:style-name="P29">"1\n", 1024) <text:s text:c="19"/>= 2</text:p>
      <text:p text:style-name="P29">clock_gettime(CLOCK_PROCESS_CPUTIME_ID, {tv_sec=0, tv_nsec=950917}) = 0</text:p>
      <text:p text:style-name="P29">mmap(NULL, 8392704, PROT_NONE, MAP_PRIVATE|MAP_ANONYMOUS|MAP_STACK, -1, 0) = 0x7f11d85f3000</text:p>
      <text:p text:style-name="P29">mprotect(0x7f11d85f4000, 8388608, PROT_READ|PROT_WRITE) = 0</text:p>
      <text:p text:style-name="P29">clone(child_stack=0x7f11d8df2fb0, flags=CLONE_VM|CLONE_FS|CLONE_FILES|CLONE_SIGHAND|CLONE_THREAD|CLONE_SYSVSEM|CLONE_SETTLS|CLONE_PARENT_SETTID|CLONE_CHILD_CLEARTID, parent_tid=[4127], tls=0x7f11d8df3700, child_tidptr=0x7f11d8df39d0) = 4127</text:p>
      <text:p text:style-name="P29">mmap(NULL, 8392704, PROT_NONE, MAP_PRIVATE|MAP_ANONYMOUS|MAP_STACK, -1, 0) = 0x7f11d7df2000</text:p>
      <text:p text:style-name="P29">mprotect(0x7f11d7df3000, 8388608, PROT_READ|PROT_WRITE) = 0</text:p>
      <text:p text:style-name="P29"><text:soft-page-break/>clone(child_stack=0x7f11d85f1fb0, flags=CLONE_VM|CLONE_FS|CLONE_FILES|CLONE_SIGHAND|CLONE_THREAD|CLONE_SYSVSEM|CLONE_SETTLS|CLONE_PARENT_SETTID|CLONE_CHILD_CLEARTID, parent_tid=[4128], tls=0x7f11d85f2700, child_tidptr=0x7f11d85f29d0) = 4128</text:p>
      <text:p text:style-name="P29">mmap(NULL, 8392704, PROT_NONE, MAP_PRIVATE|MAP_ANONYMOUS|MAP_STACK, -1, 0) = 0x7f11d75f1000</text:p>
      <text:p text:style-name="P29">mprotect(0x7f11d75f2000, 8388608, PROT_READ|PROT_WRITE) = 0</text:p>
      <text:p text:style-name="P29">clone(child_stack=0x7f11d7df0fb0, flags=CLONE_VM|CLONE_FS|CLONE_FILES|CLONE_SIGHAND|CLONE_THREAD|CLONE_SYSVSEM|CLONE_SETTLS|CLONE_PARENT_SETTID|CLONE_CHILD_CLEARTID, parent_tid=[4129], tls=0x7f11d7df1700, child_tidptr=0x7f11d7df19d0) = 4129</text:p>
      <text:p text:style-name="P29">futex(0x7f11d8df39d0, FUTEX_WAIT, 4127, NULL) = 0</text:p>
      <text:p text:style-name="P29">clone(child_stack=0x7f11d7df0fb0, flags=CLONE_VM|CLONE_FS|CLONE_FILES|CLONE_SIGHAND|CLONE_THREAD|CLONE_SYSVSEM|CLONE_SETTLS|CLONE_PARENT_SETTID|CLONE_CHILD_CLEARTID, parent_tid=[4130], tls=0x7f11d7df1700, child_tidptr=0x7f11d7df19d0) = 4130</text:p>
      <text:p text:style-name="P29">clone(child_stack=0x7f11d85f1fb0, flags=CLONE_VM|CLONE_FS|CLONE_FILES|CLONE_SIGHAND|CLONE_THREAD|CLONE_SYSVSEM|CLONE_SETTLS|CLONE_PARENT_SETTID|CLONE_CHILD_CLEARTID, parent_tid=[4131], tls=0x7f11d85f2700, child_tidptr=0x7f11d85f29d0) = 4131</text:p>
      <text:p text:style-name="P29">clone(child_stack=0x7f11d8df2fb0, flags=CLONE_VM|CLONE_FS|CLONE_FILES|CLONE_SIGHAND|CLONE_THREAD|CLONE_SYSVSEM|CLONE_SETTLS|CLONE_PARENT_SETTID|CLONE_CHILD_CLEARTID, parent_tid=[4132], tls=0x7f11d8df3700, child_tidptr=0x7f11d8df39d0) = 4132</text:p>
      <text:p text:style-name="P29">futex(0x7f11d7df19d0, FUTEX_WAIT, 4130, NULL) = 0</text:p>
      <text:p text:style-name="P29">clone(child_stack=0x7f11d8df2fb0, flags=CLONE_VM|CLONE_FS|CLONE_FILES|CLONE_SIGHAND|CLONE_THREAD|CLONE_SYSVSEM|CLONE_SETTLS|CLONE_PARENT_SETTID|CLONE_CHILD_CLEARTID, parent_tid=[4133], tls=0x7f11d8df3700, child_tidptr=0x7f11d8df39d0) = 4133</text:p>
      <text:p text:style-name="P25"><text:span text:style-name="T19">clone(child_stack=0x7f11d85f1fb0, flags=CLONE_VM|CLONE_FS|CLONE_FILES|CLONE_SIGHAND|CLONE_THREAD|CLONE_SYSVSEM|CLONE_SETTLS|</text:span><text:soft-page-break/><text:span text:style-name="T19">CLONE_PARENT_SETTID|CLONE_CHILD_CLEARTID, parent_tid=[4134], tls=0x7f11d85f2700, child_tidptr=0x7f11d85f29d0) = 4134</text:span></text:p>
      <text:p text:style-name="P29">clone(child_stack=0x7f11d7df0fb0, flags=CLONE_VM|CLONE_FS|CLONE_FILES|CLONE_SIGHAND|CLONE_THREAD|CLONE_SYSVSEM|CLONE_SETTLS|CLONE_PARENT_SETTID|CLONE_CHILD_CLEARTID, parent_tid=[4135], tls=0x7f11d7df1700, child_tidptr=0x7f11d7df19d0) = 4135</text:p>
      <text:p text:style-name="P29">futex(0x7f11d8df39d0, FUTEX_WAIT, 4133, NULL) = 0</text:p>
      <text:p text:style-name="P29">clone(child_stack=0x7f11d7df0fb0, flags=CLONE_VM|CLONE_FS|CLONE_FILES|CLONE_SIGHAND|CLONE_THREAD|CLONE_SYSVSEM|CLONE_SETTLS|CLONE_PARENT_SETTID|CLONE_CHILD_CLEARTID, parent_tid=[4136], tls=0x7f11d7df1700, child_tidptr=0x7f11d7df19d0) = 4136</text:p>
      <text:p text:style-name="P29">clone(child_stack=0x7f11d85f1fb0, flags=CLONE_VM|CLONE_FS|CLONE_FILES|CLONE_SIGHAND|CLONE_THREAD|CLONE_SYSVSEM|CLONE_SETTLS|CLONE_PARENT_SETTID|CLONE_CHILD_CLEARTID, parent_tid=[4137], tls=0x7f11d85f2700, child_tidptr=0x7f11d85f29d0) = 4137</text:p>
      <text:p text:style-name="P29">clone(child_stack=0x7f11d8df2fb0, flags=CLONE_VM|CLONE_FS|CLONE_FILES|CLONE_SIGHAND|CLONE_THREAD|CLONE_SYSVSEM|CLONE_SETTLS|CLONE_PARENT_SETTID|CLONE_CHILD_CLEARTID, parent_tid=[4138], tls=0x7f11d8df3700, child_tidptr=0x7f11d8df39d0) = 4138</text:p>
      <text:p text:style-name="P29">futex(0x7f11d7df19d0, FUTEX_WAIT, 4136, NULL) = 0</text:p>
      <text:p text:style-name="P29">clone(child_stack=0x7f11d8df2fb0, flags=CLONE_VM|CLONE_FS|CLONE_FILES|CLONE_SIGHAND|CLONE_THREAD|CLONE_SYSVSEM|CLONE_SETTLS|CLONE_PARENT_SETTID|CLONE_CHILD_CLEARTID, parent_tid=[4139], tls=0x7f11d8df3700, child_tidptr=0x7f11d8df39d0) = 4139</text:p>
      <text:p text:style-name="P29">clone(child_stack=0x7f11d85f1fb0, flags=CLONE_VM|CLONE_FS|CLONE_FILES|CLONE_SIGHAND|CLONE_THREAD|CLONE_SYSVSEM|CLONE_SETTLS|CLONE_PARENT_SETTID|CLONE_CHILD_CLEARTID, parent_tid=[4140], tls=0x7f11d85f2700, child_tidptr=0x7f11d85f29d0) = 4140</text:p>
      <text:p text:style-name="P29">clone(child_stack=0x7f11d7df0fb0, flags=CLONE_VM|CLONE_FS|CLONE_FILES|CLONE_SIGHAND|CLONE_THREAD|CLONE_SYSVSEM|CLONE_SETTLS|CLONE_PARENT_SETTID|CLONE_CHILD_CLEARTID, parent_tid=[4141], tls=0x7f11d7df1700, child_tidptr=0x7f11d7df19d0) = 4141</text:p>
      <text:p text:style-name="P29"><text:soft-page-break/>futex(0x7f11d8df39d0, FUTEX_WAIT, 4139, NULL) = 0</text:p>
      <text:p text:style-name="P29">clone(child_stack=0x7f11d7df0fb0, flags=CLONE_VM|CLONE_FS|CLONE_FILES|CLONE_SIGHAND|CLONE_THREAD|CLONE_SYSVSEM|CLONE_SETTLS|CLONE_PARENT_SETTID|CLONE_CHILD_CLEARTID, parent_tid=[4142], tls=0x7f11d7df1700, child_tidptr=0x7f11d7df19d0) = 4142</text:p>
      <text:p text:style-name="P29">clone(child_stack=0x7f11d85f1fb0, flags=CLONE_VM|CLONE_FS|CLONE_FILES|CLONE_SIGHAND|CLONE_THREAD|CLONE_SYSVSEM|CLONE_SETTLS|CLONE_PARENT_SETTID|CLONE_CHILD_CLEARTID, parent_tid=[4143], tls=0x7f11d85f2700, child_tidptr=0x7f11d85f29d0) = 4143</text:p>
      <text:p text:style-name="P29">clone(child_stack=0x7f11d8df2fb0, flags=CLONE_VM|CLONE_FS|CLONE_FILES|CLONE_SIGHAND|CLONE_THREAD|CLONE_SYSVSEM|CLONE_SETTLS|CLONE_PARENT_SETTID|CLONE_CHILD_CLEARTID, parent_tid=[4144], tls=0x7f11d8df3700, child_tidptr=0x7f11d8df39d0) = 4144</text:p>
      <text:p text:style-name="P29">futex(0x7f11d7df19d0, FUTEX_WAIT, 4142, NULL) = 0</text:p>
      <text:p text:style-name="P29">clock_gettime(CLOCK_PROCESS_CPUTIME_ID, {tv_sec=0, tv_nsec=1459538}) = 0</text:p>
      <text:p text:style-name="P29">write(1, "\320\222\321\200\320\265\320\274\321\217 \321\200\320\260\320\261\320\276\321\202\321\213: 0.50900"..., 36Время работы: 0.509000ms</text:p>
      <text:p text:style-name="P29">) = 36</text:p>
      <text:p text:style-name="P29">lseek(0, -1, SEEK_CUR) <text:s text:c="17"/>= -1 ESPIPE (Недопустимая операция смещения)</text:p>
      <text:p text:style-name="P29">exit_group(0) <text:s text:c="26"/>= ?</text:p>
      <text:p text:style-name="P29">+++ exited with 0 +++</text:p>
      <text:p text:style-name="P29"/>
      <text:p text:style-name="P29"/>
      <text:p text:style-name="P15"><text:span text:style-name="T27"><text:tab/>Лабораторная работа №</text:span><text:span text:style-name="T30">4</text:span></text:p>
      <text:p text:style-name="P16"><text:span text:style-name="T30"><text:tab/></text:span><text:span text:style-name="T35"> </text:span><text:span text:style-name="T42">В данной лабораторной использовались такие системные вызовы, как</text:span></text:p>
      <text:p text:style-name="P27"><text:span text:style-name="T13">mmap, <text:s/></text:span><text:span text:style-name="T10">ftruncate. </text:span><text:span text:style-name="T11">Работа с </text:span><text:span text:style-name="T15">мьютекcо</text:span><text:span text:style-name="T11">м происходит через </text:span><text:span text:style-name="T15">futex. </text:span></text:p>
      <text:p text:style-name="P18"/>
      <text:p text:style-name="P24">mmap(NULL, 2036952, PROT_READ, MAP_PRIVATE|MAP_DENYWRITE, 3, 0) = 0x7f5efeeb3000</text:p>
      <text:p text:style-name="P24"><text:soft-page-break/>mprotect(0x7f5efeed8000, 1847296, PROT_NONE) = 0</text:p>
      <text:p text:style-name="P24">mmap(0x7f5efeed8000, 1540096, PROT_READ|PROT_EXEC, MAP_PRIVATE|MAP_FIXED|MAP_DENYWRITE, 3, 0x25000) = 0x7f5efeed8000</text:p>
      <text:p text:style-name="P24">mmap(0x7f5eff050000, 303104, PROT_READ, MAP_PRIVATE|MAP_FIXED|MAP_DENYWRITE, 3, 0x19d000) = 0x7f5eff050000</text:p>
      <text:p text:style-name="P24">mmap(0x7f5eff09b000, 24576, PROT_READ|PROT_WRITE, MAP_PRIVATE|MAP_FIXED|MAP_DENYWRITE, 3, 0x1e7000) = 0x7f5eff09b000</text:p>
      <text:p text:style-name="P24">mmap(0x7f5eff0a1000, 13528, PROT_READ|PROT_WRITE, MAP_PRIVATE|MAP_FIXED|MAP_ANONYMOUS, -1, 0) = 0x7f5eff0a1000</text:p>
      <text:p text:style-name="P24">close(3) <text:s text:c="31"/>= 0</text:p>
      <text:p text:style-name="P24">mmap(NULL, 12288, PROT_READ|PROT_WRITE, MAP_PRIVATE|MAP_ANONYMOUS, -1, 0) = 0x7f5efeeb0000</text:p>
      <text:p text:style-name="P24">arch_prctl(ARCH_SET_FS, 0x7f5efeeb0740) = 0</text:p>
      <text:p text:style-name="P24">mprotect(0x7f5eff09b000, 12288, PROT_READ) = 0</text:p>
      <text:p text:style-name="P24">mprotect(0x7f5eff0c2000, 4096, PROT_READ) = 0</text:p>
      <text:p text:style-name="P24">mprotect(0x7f5eff0d1000, 4096, PROT_READ) = 0</text:p>
      <text:p text:style-name="P24">mprotect(0x55c2e5d85000, 4096, PROT_READ) = 0</text:p>
      <text:p text:style-name="P24">mprotect(0x7f5eff112000, 4096, PROT_READ) = 0</text:p>
      <text:p text:style-name="P24">munmap(0x7f5eff0d5000, 62259) <text:s text:c="10"/>= 0</text:p>
      <text:p text:style-name="P24">set_tid_address(0x7f5efeeb0a10) <text:s text:c="8"/>= 4187</text:p>
      <text:p text:style-name="P24">set_robust_list(0x7f5efeeb0a20, 24) <text:s text:c="4"/>= 0</text:p>
      <text:p text:style-name="P24">rt_sigaction(SIGRTMIN, {sa_handler=0x7f5eff0acbf0, sa_mask=[], sa_flags=SA_RESTORER|SA_SIGINFO, sa_restorer=0x7f5eff0ba3c0}, NULL, 8) = 0</text:p>
      <text:p text:style-name="P24">rt_sigaction(SIGRT_1, {sa_handler=0x7f5eff0acc90, sa_mask=[], sa_flags=SA_RESTORER|SA_RESTART|SA_SIGINFO, sa_restorer=0x7f5eff0ba3c0}, NULL, 8) = 0</text:p>
      <text:p text:style-name="P24">rt_sigprocmask(SIG_UNBLOCK, [RTMIN RT_1], NULL, 8) = 0</text:p>
      <text:p text:style-name="P24">prlimit64(0, RLIMIT_STACK, NULL, {rlim_cur=8192*1024, rlim_max=RLIM64_INFINITY}) = 0</text:p>
      <text:p text:style-name="P24"><text:soft-page-break/>fstat(0, {st_mode=S_IFCHR|0620, st_rdev=makedev(0x88, 0), ...}) = 0</text:p>
      <text:p text:style-name="P24">brk(NULL) <text:s text:c="30"/>= 0x55c2e66d2000</text:p>
      <text:p text:style-name="P24">brk(0x55c2e66f3000) <text:s text:c="20"/>= 0x55c2e66f3000</text:p>
      <text:p text:style-name="P24">read(0, b.txt</text:p>
      <text:p text:style-name="P24">"b.txt\n", 1024) <text:s text:c="15"/>= 6</text:p>
      <text:p text:style-name="P24">openat(AT_FDCWD, "b.txt", O_WRONLY|O_CREAT|O_TRUNC, 0666) = 3</text:p>
      <text:p text:style-name="P24">statfs("/dev/shm/", {f_type=TMPFS_MAGIC, f_bsize=4096, f_blocks=254382, f_bfree=254327, f_bavail=254327, f_files=254382, f_ffree=254369, f_fsid={val=[0, 0]}, f_namelen=255, f_frsize=4096, f_flags=ST_VALID|ST_NOSUID|ST_NODEV}) = 0</text:p>
      <text:p text:style-name="P24">futex(0x7f5eff0c7390, FUTEX_WAKE_PRIVATE, 2147483647) = 0</text:p>
      <text:p text:style-name="P24">openat(AT_FDCWD, "/dev/shm/area", O_RDWR|O_CREAT|O_NOFOLLOW|O_CLOEXEC, 0707) = 4</text:p>
      <text:p text:style-name="P24">openat(AT_FDCWD, "/dev/shm/mutex1", O_RDWR|O_CREAT|O_NOFOLLOW|O_CLOEXEC, 0707) = 5</text:p>
      <text:p text:style-name="P24">openat(AT_FDCWD, "/dev/shm/size_data", O_RDWR|O_CREAT|O_NOFOLLOW|O_CLOEXEC, 0707) = 6</text:p>
      <text:p text:style-name="P24">ftruncate(4, 4096) <text:s text:c="21"/>= 0</text:p>
      <text:p text:style-name="P24">ftruncate(6, 4) <text:s text:c="24"/>= 0</text:p>
      <text:p text:style-name="P24">ftruncate(5, 40) <text:s text:c="23"/>= 0</text:p>
      <text:p text:style-name="P24">mmap(NULL, 4096, PROT_READ|PROT_WRITE, MAP_SHARED, 4, 0) = 0x7f5eff111000</text:p>
      <text:p text:style-name="P24">mmap(NULL, 4, PROT_READ|PROT_WRITE, MAP_SHARED, 6, 0) = 0x7f5eff0e4000</text:p>
      <text:p text:style-name="P24">mmap(NULL, 40, PROT_READ|PROT_WRITE, MAP_SHARED, 5, 0) = 0x7f5eff0e3000</text:p>
      <text:p text:style-name="P24">clone(child_stack=NULL, flags=CLONE_CHILD_CLEARTID|CLONE_CHILD_SETTID|SIGCHLD, child_tidptr=0x7f5efeeb0a10) = 4188</text:p>
      <text:p text:style-name="P24">read(0, 1 2 3</text:p>
      <text:p text:style-name="P24"><text:soft-page-break/>"1 2 3\n", 1024) <text:s text:c="15"/>= 6</text:p>
      <text:p text:style-name="P24">read(0, 4 5 6</text:p>
      <text:p text:style-name="P24">"4 5 6\n", 1024) <text:s text:c="15"/>= 6</text:p>
      <text:p text:style-name="P24">read(0, "", 1024) <text:s text:c="22"/>= 0</text:p>
      <text:p text:style-name="P24">futex(0x7f5eff0e3000, FUTEX_WAKE, 1) <text:s text:c="3"/>= 1</text:p>
      <text:p text:style-name="P24">exit_group(0) <text:s text:c="26"/>= ?</text:p>
      <text:p text:style-name="P24">+++ exited with 0 +++</text:p>
      <text:p text:style-name="P24"/>
      <text:p text:style-name="P24"/>
      <text:p text:style-name="P16"><text:span text:style-name="T29"><text:tab/>Лабораторная работа №</text:span><text:span text:style-name="T28">5</text:span></text:p>
      <text:p text:style-name="P27"><text:span text:style-name="T8"><text:tab/></text:span><text:span text:style-name="T26">Для работы с динамическими библиотеками я использовал dlopen и dlsym. strace показал, что сначала программа открывает библиотеку по указанному пути с использованием getcwd</text:span><text:span text:style-name="T22"> </text:span><text:span text:style-name="T23">и</text:span><text:span text:style-name="T22"> </text:span><text:span text:style-name="T26">отображает части файла в память вызовами openat и mmap. </text:span></text:p>
      <text:p text:style-name="P21"/>
      <text:p text:style-name="P16"><text:span text:style-name="T40">o</text:span>penat(AT_FDCWD, "./library_1.so", O_RDONLY|O_CLOEXEC) = 3</text:p>
      <text:p text:style-name="P16">read(3, "\177ELF\2\1\1\0\0\0\0\0\0\0\0\0\3\0&gt;\0\1\0\0\0@\20\0\0\0\0\0\0"..., 832) = 832</text:p>
      <text:p text:style-name="P16">fstat(3, {st_mode=S_IFREG|0775, st_size=17968, ...}) = 0</text:p>
      <text:p text:style-name="P16">getcwd("/home/remont/\320\240\320\260\320\261\320\276\321\207\320\270\320\271 \321\201\321\202\320\276\320\273/OC/lab5", 128) = 45</text:p>
      <text:p text:style-name="P16">mmap(NULL, 16424, PROT_READ, MAP_PRIVATE|MAP_DENYWRITE, 3, 0) = 0x7fc7044d9000</text:p>
      <text:p text:style-name="P16">mmap(0x7fc7044da000, 4096, PROT_READ|PROT_EXEC, MAP_PRIVATE|MAP_FIXED|MAP_DENYWRITE, 3, 0x1000) = 0x7fc7044da000</text:p>
      <text:p text:style-name="P16">mmap(0x7fc7044db000, 4096, PROT_READ, MAP_PRIVATE|MAP_FIXED|MAP_DENYWRITE, 3, 0x2000) = 0x7fc7044db000</text:p>
      <text:p text:style-name="P16">mmap(0x7fc7044dc000, 8192, PROT_READ|PROT_WRITE, MAP_PRIVATE|MAP_FIXED|MAP_DENYWRITE, 3, 0x2000) = 0x7fc7044dc000</text:p>
      <text:p text:style-name="P16">close(3) <text:s text:c="31"/>= 0</text:p>
      <text:p text:style-name="P16"><text:soft-page-break/>mprotect(0x7fc7044dc000, 4096, PROT_READ) = 0</text:p>
      <text:p text:style-name="P16">fstat(0, {st_mode=S_IFCHR|0620, st_rdev=makedev(0x88, 0), ...}) = 0</text:p>
      <text:p text:style-name="P16">read(0, 1</text:p>
      <text:p text:style-name="P16">"1\n", 1024) <text:s text:c="19"/>= 2</text:p>
      <text:p text:style-name="P16">read(0, 5 6</text:p>
      <text:p text:style-name="P16">"5 6\n", 1024) <text:s text:c="17"/>= 4</text:p>
      <text:p text:style-name="P16">fstat(1, {st_mode=S_IFCHR|0620, st_rdev=makedev(0x88, 0), ...}) = 0</text:p>
      <text:p text:style-name="P16">write(1, "\320\235\320\260\320\270\320\261\320\276\320\273\321\214\321\210\320\270\320\271 \320\276\320\261\321\211\320\270\320\271 "..., 52Наибольший общий делитель: 1</text:p>
      <text:p text:style-name="P16">) = 52</text:p>
      <text:p text:style-name="P16">read(0, 0</text:p>
      <text:p text:style-name="P16">"0\n", 1024) <text:s text:c="19"/>= 2</text:p>
      <text:p text:style-name="P16">munmap(0x7fc7044d9000, 16424) <text:s text:c="10"/>= 0</text:p>
      <text:p text:style-name="P16">openat(AT_FDCWD, "./library_2.so", O_RDONLY|O_CLOEXEC) = 3</text:p>
      <text:p text:style-name="P16">read(3, "\177ELF\2\1\1\0\0\0\0\0\0\0\0\0\3\0&gt;\0\1\0\0\0@\20\0\0\0\0\0\0"..., 832) = 832</text:p>
      <text:p text:style-name="P16">fstat(3, {st_mode=S_IFREG|0775, st_size=19104, ...}) = 0</text:p>
      <text:p text:style-name="P16">getcwd("/home/remont/\320\240\320\260\320\261\320\276\321\207\320\270\320\271 \321\201\321\202\320\276\320\273/OC/lab5", 128) = 45</text:p>
      <text:p text:style-name="P16">mmap(NULL, 16424, PROT_READ, MAP_PRIVATE|MAP_DENYWRITE, 3, 0) = 0x7fc7044d9000</text:p>
      <text:p text:style-name="P16">mmap(0x7fc7044da000, 4096, PROT_READ|PROT_EXEC, MAP_PRIVATE|MAP_FIXED|MAP_DENYWRITE, 3, 0x1000) = 0x7fc7044da000</text:p>
      <text:p text:style-name="P16">mmap(0x7fc7044db000, 4096, PROT_READ, MAP_PRIVATE|MAP_FIXED|MAP_DENYWRITE, 3, 0x2000) = 0x7fc7044db000</text:p>
      <text:p text:style-name="P16">mmap(0x7fc7044dc000, 8192, PROT_READ|PROT_WRITE, MAP_PRIVATE|MAP_FIXED|MAP_DENYWRITE, 3, 0x2000) = 0x7fc7044dc000</text:p>
      <text:p text:style-name="P16">close(3) <text:s text:c="31"/>= 0</text:p>
      <text:p text:style-name="P16"><text:soft-page-break/>mprotect(0x7fc7044dc000, 4096, PROT_READ) = 0</text:p>
      <text:p text:style-name="P16">write(1, "\320\221\320\270\320\261\320\273\320\270\320\276\321\202\320\265\320\272\320\260 \321\201\320\274\320\265\320\275\320\265\320"..., 36Библиотека сменена</text:p>
      <text:p text:style-name="P16">) = 36</text:p>
      <text:p text:style-name="P16">read(0, "", 1024) <text:s text:c="22"/>= 0</text:p>
      <text:p text:style-name="P16">munmap(0x7fc7044d9000, 16424) <text:s text:c="10"/>= 0</text:p>
      <text:p text:style-name="P16">exit_group(0) <text:s text:c="26"/>= ?</text:p>
      <text:p text:style-name="P16">+++ exited with 0 +++</text:p>
      <text:p text:style-name="P16"/>
      <text:p text:style-name="P17"><text:span text:style-name="T29"><text:tab/>Лабораторная работа №</text:span><text:span text:style-name="T31">6</text:span></text:p>
      <text:p text:style-name="P17"><text:span text:style-name="T31"><text:tab/></text:span><text:span text:style-name="T33">В данной лабораторной использовалась очередь сообщений, а именно </text:span><text:span text:style-name="T32">zmq</text:span><text:span text:style-name="T41">pp</text:span><text:span text:style-name="T32">. </text:span><text:span text:style-name="T33">В </text:span><text:span text:style-name="T32">strace </text:span><text:span text:style-name="T33">можно увидеть, как происходят присоединения, установки различных атрибутов, отправление сообщений.</text:span></text:p>
      <text:p text:style-name="P19">utex(0x7fb2a729d6bc, FUTEX_WAKE_PRIVATE, 2147483647) = 0</text:p>
      <text:p text:style-name="P19">futex(0x7fb2a729d6c8, FUTEX_WAKE_PRIVATE, 2147483647) = 0</text:p>
      <text:p text:style-name="P19">eventfd2(0, EFD_CLOEXEC) <text:s text:c="15"/>= 3</text:p>
      <text:p text:style-name="P19">fcntl(3, F_GETFL) <text:s text:c="22"/>= 0x2 (flags O_RDWR)</text:p>
      <text:p text:style-name="P19">fcntl(3, F_SETFL, O_RDWR|O_NONBLOCK) <text:s text:c="3"/>= 0</text:p>
      <text:p text:style-name="P19">fcntl(3, F_GETFL) <text:s text:c="22"/>= 0x802 (flags O_RDWR|O_NONBLOCK)</text:p>
      <text:p text:style-name="P19">fcntl(3, F_SETFL, O_RDWR|O_NONBLOCK) <text:s text:c="3"/>= 0</text:p>
      <text:p text:style-name="P19">getrandom("\x76\xd5\x56\xb6\x28\x20\xd3\xef\x87\x89\x04\xb4\x36\x5b\x81\x1e", 16, 0) = 16</text:p>
      <text:p text:style-name="P19">getrandom("\x3a\xd3\x13\x27\x61\x23\xf4\xc1\x61\x08\xac\xef\x6b\x7e\x63\x5d", 16, 0) = 16</text:p>
      <text:p text:style-name="P19">eventfd2(0, EFD_CLOEXEC) <text:s text:c="15"/>= 4</text:p>
      <text:p text:style-name="P19">fcntl(4, F_GETFL) <text:s text:c="22"/>= 0x2 (flags O_RDWR)</text:p>
      <text:p text:style-name="P19">fcntl(4, F_SETFL, O_RDWR|O_NONBLOCK) <text:s text:c="3"/>= 0</text:p>
      <text:p text:style-name="P19"><text:soft-page-break/>fcntl(4, F_GETFL) <text:s text:c="22"/>= 0x802 (flags O_RDWR|O_NONBLOCK)</text:p>
      <text:p text:style-name="P19">fcntl(4, F_SETFL, O_RDWR|O_NONBLOCK) <text:s text:c="3"/>= 0</text:p>
      <text:p text:style-name="P19">fstat(0, {st_mode=S_IFCHR|0620, st_rdev=makedev(0x88, 0), ...}) = 0</text:p>
      <text:p text:style-name="P19">read(0, create 2 -1</text:p>
      <text:p text:style-name="P19">"create 2 -1\n", 1024) <text:s text:c="9"/>= 12</text:p>
      <text:p text:style-name="P19">eventfd2(0, EFD_CLOEXEC) <text:s text:c="15"/>= 5</text:p>
      <text:p text:style-name="P19">fcntl(5, F_GETFL) <text:s text:c="22"/>= 0x2 (flags O_RDWR)</text:p>
      <text:p text:style-name="P19">fcntl(5, F_SETFL, O_RDWR|O_NONBLOCK) <text:s text:c="3"/>= 0</text:p>
      <text:p text:style-name="P19">fcntl(5, F_GETFL) <text:s text:c="22"/>= 0x802 (flags O_RDWR|O_NONBLOCK)</text:p>
      <text:p text:style-name="P19">fcntl(5, F_SETFL, O_RDWR|O_NONBLOCK) <text:s text:c="3"/>= 0</text:p>
      <text:p text:style-name="P19">epoll_create1(EPOLL_CLOEXEC) <text:s text:c="11"/>= 6</text:p>
      <text:p text:style-name="P19">epoll_ctl(6, EPOLL_CTL_ADD, 5, {0, {u32=1952876656, u64=94843420706928}}) = 0</text:p>
      <text:p text:style-name="P19">epoll_ctl(6, EPOLL_CTL_MOD, 5, {EPOLLIN, {u32=1952876656, u64=94843420706928}}) = 0</text:p>
      <text:p text:style-name="P19">mmap(NULL, 8392704, PROT_NONE, MAP_PRIVATE|MAP_ANONYMOUS|MAP_STACK, -1, 0) = 0x7fb2a64e2000</text:p>
      <text:p text:style-name="P19">mprotect(0x7fb2a64e3000, 8388608, PROT_READ|PROT_WRITE) = 0</text:p>
      <text:p text:style-name="P19">clone(child_stack=0x7fb2a6ce1d70, flags=CLONE_VM|CLONE_FS|CLONE_FILES|CLONE_SIGHAND|CLONE_THREAD|CLONE_SYSVSEM|CLONE_SETTLS|CLONE_PARENT_SETTID|CLONE_CHILD_CLEARTID, parent_tid=[4306], tls=0x7fb2a6ce2700, child_tidptr=0x7fb2a6ce29d0) = 4306</text:p>
      <text:p text:style-name="P19">eventfd2(0, EFD_CLOEXEC) <text:s text:c="15"/>= 7</text:p>
      <text:p text:style-name="P19">fcntl(7, F_GETFL) <text:s text:c="22"/>= 0x2 (flags O_RDWR)</text:p>
      <text:p text:style-name="P19">fcntl(7, F_SETFL, O_RDWR|O_NONBLOCK) <text:s text:c="3"/>= 0</text:p>
      <text:p text:style-name="P19">fcntl(7, F_GETFL) <text:s text:c="22"/>= 0x802 (flags O_RDWR|O_NONBLOCK)</text:p>
      <text:p text:style-name="P19">fcntl(7, F_SETFL, O_RDWR|O_NONBLOCK) <text:s text:c="3"/>= 0</text:p>
      <text:p text:style-name="P19">epoll_create1(EPOLL_CLOEXEC) <text:s text:c="11"/>= 8</text:p>
      <text:p text:style-name="P19"><text:soft-page-break/>epoll_ctl(8, EPOLL_CTL_ADD, 7, {0, {u32=1952878688, u64=94843420708960}}) = 0</text:p>
      <text:p text:style-name="P19">epoll_ctl(8, EPOLL_CTL_MOD, 7, {EPOLLIN, {u32=1952878688, u64=94843420708960}}) = 0</text:p>
      <text:p text:style-name="P19">mmap(NULL, 8392704, PROT_NONE, MAP_PRIVATE|MAP_ANONYMOUS|MAP_STACK, -1, 0) = 0x7fb2a5ce1000</text:p>
      <text:p text:style-name="P19">mprotect(0x7fb2a5ce2000, 8388608, PROT_READ|PROT_WRITE) = 0</text:p>
      <text:p text:style-name="P19">clone(child_stack=0x7fb2a64e0d70, flags=CLONE_VM|CLONE_FS|CLONE_FILES|CLONE_SIGHAND|CLONE_THREAD|CLONE_SYSVSEM|CLONE_SETTLS|CLONE_PARENT_SETTID|CLONE_CHILD_CLEARTID, parent_tid=[4307], tls=0x7fb2a64e1700, child_tidptr=0x7fb2a64e19d0) = 4307</text:p>
      <text:p text:style-name="P19">eventfd2(0, EFD_CLOEXEC) <text:s text:c="15"/>= 9</text:p>
      <text:p text:style-name="P19">fcntl(9, F_GETFL) <text:s text:c="22"/>= 0x2 (flags O_RDWR)</text:p>
      <text:p text:style-name="P19">fcntl(9, F_SETFL, O_RDWR|O_NONBLOCK) <text:s text:c="3"/>= 0</text:p>
      <text:p text:style-name="P19">fcntl(9, F_GETFL) <text:s text:c="22"/>= 0x802 (flags O_RDWR|O_NONBLOCK)</text:p>
      <text:p text:style-name="P19">fcntl(9, F_SETFL, O_RDWR|O_NONBLOCK) <text:s text:c="3"/>= 0</text:p>
      <text:p text:style-name="P19">poll([{fd=9, events=POLLIN}], 1, 0) <text:s text:c="4"/>= 0 (Timeout)</text:p>
      <text:p text:style-name="P19">socket(AF_NETLINK, SOCK_RAW|SOCK_CLOEXEC, NETLINK_ROUTE) = 10</text:p>
      <text:p text:style-name="P19">bind(10, {sa_family=AF_NETLINK, nl_pid=0, nl_groups=00000000}, 12) = 0</text:p>
      <text:p text:style-name="P19">getsockname(10, {sa_family=AF_NETLINK, nl_pid=4305, nl_groups=00000000}, [12]) = 0</text:p>
      <text:p text:style-name="P19">sendto(10, {{len=20, type=RTM_GETLINK, flags=NLM_F_REQUEST|NLM_F_DUMP, seq=1612788468, pid=0}, {ifi_family=AF_UNSPEC, ...}}, 20, 0, {sa_family=AF_NETLINK, nl_pid=0, nl_groups=00000000}, 12) = 20</text:p>
      <text:p text:style-name="P17"><text:span text:style-name="T33">recvmsg(10, {msg_name={sa_family=AF_NETLINK, nl_pid=0, nl_groups=00000000}, msg_namelen=12, msg_iov=[{iov_base=[{{len=1320, type=RTM_NEWLINK, flags=NLM_F_MULTI, seq=1612788468, pid=4305}, {ifi_family=AF_UNSPEC, ifi_type=ARPHRD_LOOPBACK, ifi_index=if_nametoindex("lo"), ifi_flags=IFF_UP|IFF_LOOPBACK|IFF_RUNNING|IFF_LOWER_UP, ifi_change=0}, [{{nla_len=7, nla_type=IFLA_IFNAME}, "lo"}, {{nla_len=8, nla_type=IFLA_TXQLEN}, 1000}, </text:span><text:soft-page-break/><text:span text:style-name="T33">{{nla_len=5, nla_type=IFLA_OPERSTATE}, 0}, {{nla_len=5, nla_type=IFLA_LINKMODE}, 0}, {{nla_len=8, nla_type=IFLA_MTU}, 65536}, {{nla_len=8, 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636, tx_packets=636, rx_bytes=55490, tx_bytes=5549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636, tx_packets=636, rx_bytes=55490, tx_bytes=55490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</text:span><text:soft-page-break/><text:span text:style-name="T33">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1662, reachable_time=29588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</text:span><text:soft-page-break/><text:span text:style-name="T33">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4, [IPSTATS_MIB_INOCTETS] = 292, [IPSTATS_MIB_INDELIVERS] = 4, [IPSTATS_MIB_OUTFORWDATAGRAMS] = 0, [IPSTATS_MIB_OUTPKTS] = 4, [IPSTATS_MIB_OUTOCTETS] = 29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0, type=RTM_NEWLINK, flags=NLM_F_MULTI, seq=1612788468, pid=4305}, {ifi_family=AF_UNSPEC, ifi_type=ARPHRD_ETHER, ifi_index=if_nametoindex("enp0s3"), ifi_flags=IFF_UP|</text:span><text:soft-page-break/><text:span text:style-name="T33">IFF_BROADCAST|IFF_RUNNING|IFF_MULTICAST|IFF_LOWER_UP, ifi_change=0}, [{{nla_len=11, nla_type=IFLA_IFNAME}, "enp0s3"}, {{nla_len=8, nla_type=IFLA_TXQLEN}, 1000}, {{nla_len=5, nla_type=IFLA_OPERSTATE}, 6}, {{nla_len=5, nla_type=IFLA_LINKMODE}, 0}, {{nla_len=8, nla_type=IFLA_MTU}, 1500}, {{nla_len=8, nla_type=IFLA_MIN_MTU}, 46}, {{nla_len=8, nla_type=IFLA_MAX_MTU}, 1611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, mem_end=0, base_addr=0, irq=0, dma=0, port=0}}, {{nla_len=10, nla_type=IFLA_ADDRESS}, "\x08\x00\x27\xfa\xef\x8e"}, {{nla_len=10, nla_type=IFLA_BROADCAST}, "\xff\xff\xff\xff\xff\xff"}, {{nla_len=196, nla_type=IFLA_STATS64}, {rx_packets=3043, tx_packets=2135, rx_bytes=2284758, tx_bytes=243243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43, tx_packets=2135, rx_bytes=2284758, tx_bytes=243243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08\x00\x27\xfa\xef\x8e"}, {{nla_len=764, nla_type=IFLA_AF_SPEC}, [{{nla_len=136, nla_type=AF_INET}, {{nla_len=132, </text:span><text:soft-page-break/><text:span text:style-name="T33">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</text:span></text:p>
      <text:p text:style-name="P17"><text:span text:style-name="T33"><text:s/>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10157, reachable_time=3301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</text:span><text:soft-page-break/><text:span text:style-name="T33">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36, [IPSTATS_MIB_INOCTETS] = 4447, [IPSTATS_MIB_INDELIVERS] = 36, [IPSTATS_MIB_OUTFORWDATAGRAMS] = 0, [IPSTATS_MIB_OUTPKTS] = 46, [IPSTATS_MIB_OUTOCTETS] = 523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36, [IPSTATS_MIB_OUTMCASTPKTS] = 46, [IPSTATS_MIB_INBCASTPKTS] = 0, [IPSTATS_MIB_OUTBCASTPKTS] = 0, [IPSTATS_MIB_INMCASTOCTETS] = 4447, [IPSTATS_MIB_OUTMCASTOCTETS] = 523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</text:span><text:soft-page-break/><text:span text:style-name="T33">nla_type=IFLA_INET6_ADDR_GEN_MODE}, IN6_ADDR_GEN_MODE_NONE}]}]}]}], iov_len=4096}], msg_iovlen=1, msg_controllen=0, msg_flags=0}, 0) = 2660</text:span></text:p>
      <text:p text:style-name="P17"><text:span text:style-name="T33">recvmsg(10, {msg_name={sa_family=AF_NETLINK, nl_pid=0, nl_groups=00000000}, msg_namelen=12, msg_iov=[{iov_base={{len=1384, type=RTM_NEWLINK, flags=NLM_F_MULTI, seq=1612788468, pid=4305}, {ifi_family=AF_UNSPEC, ifi_type=ARPHRD_ETHER, ifi_index=if_nametoindex("ham0"), ifi_flags=IFF_UP|IFF_BROADCAST|IFF_RUNNING|IFF_MULTICAST|IFF_LOWER_UP, ifi_change=0}, [{{nla_len=9, nla_type=IFLA_IFNAME}, "ham0"}, {{nla_len=8, nla_type=IFLA_TXQLEN}, 1000}, {{nla_len=5, nla_type=IFLA_OPERSTATE}, 0}, {{nla_len=5, nla_type=IFLA_LINKMODE}, 0}, {{nla_len=8, nla_type=IFLA_MTU}, 1404}, {{nla_len=8, nla_type=IFLA_MIN_MTU}, 68}, {{nla_len=8, nla_type=IFLA_MAX_MTU}, 65521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7a\x79\x19\x47\xb4\x0a"}, {{nla_len=10, nla_type=IFLA_BROADCAST}, "\xff\xff\xff\xff\xff\xff"}, {{nla_len=196, nla_type=IFLA_STATS64}, {rx_packets=260, tx_packets=102, rx_bytes=54640, tx_bytes=12397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260, tx_packets=102, rx_bytes=54640, tx_bytes=12397, rx_errors=0, tx_errors=0, rx_dropped=0, tx_dropped=0, multicast=0, collisions=0, rx_length_errors=0, rx_over_errors=0, </text:span><text:soft-page-break/><text:span text:style-name="T33">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56, nla_type=IFLA_LINKINFO}, [{{nla_len=8, nla_type=IFLA_INFO_KIND}, "tun"}, {{nla_len=44, nla_type=IFLA_INFO_DATA}, [{{nla_len=5, nla_type=IFLA_TUN_TYPE}, IFF_TAP}, {{nla_len=5, nla_type=IFLA_TUN_PI}, 0}, {{nla_len=5, nla_type=IFLA_TUN_VNET_HDR}, 0}, {{nla_len=5, nla_type=IFLA_TUN_PERSIST}, 0}, {{nla_len=5, nla_type=IFLA_TUN_MULTI_QUEUE}, 0}]}]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</text:span><text:soft-page-break/><text:span text:style-name="T33">[IPV4_DEVCONF_BC_FORWARDING-1] = 0]}}, {{nla_len=624, nla_type=AF_INET6}, [{{nla_len=8, nla_type=IFLA_INET6_FLAGS}, IF_RS_SENT|IF_READY}, {{nla_len=20, nla_type=IFLA_INET6_CACHEINFO}, {max_reasm_len=65535, tstamp=11731, reachable_time=40856, retrans_time=1000}}, {{nla_len=212, nla_type=IFLA_INET6_CONF}, [[DEVCONF_FORWARDING] = 0, [DEVCONF_HOPLIMIT] = 64, [DEVCONF_MTU6] = 1404, [DEVCONF_ACCEPT_RA] = 1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40, [IPSTATS_MIB_INOCTETS] = 4787, [IPSTATS_MIB_INDELIVERS] = 40, [IPSTATS_MIB_OUTFORWDATAGRAMS] = 0, [IPSTATS_MIB_OUTPKTS] = 54, [IPSTATS_MIB_OUTOCTETS] = 5647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</text:span><text:soft-page-break/><text:span text:style-name="T33">[IPSTATS_MIB_FRAGOKS] = 0, [IPSTATS_MIB_FRAGFAILS] = 0, [IPSTATS_MIB_FRAGCREATES] = 0, [IPSTATS_MIB_INMCASTPKTS] = 40, [IPSTATS_MIB_OUTMCASTPKTS] = 54, [IPSTATS_MIB_INBCASTPKTS] = 0, [IPSTATS_MIB_OUTBCASTPKTS] = 0, [IPSTATS_MIB_INMCASTOCTETS] = 4787, [IPSTATS_MIB_OUTMCASTOCTETS] = 5647, [IPSTATS_MIB_INBCASTOCTETS] = 0, [IPSTATS_MIB_OUTBCASTOCTETS] = 0, [IPSTATS_MIB_CSUMERRORS] = 0, ...]}, {{nla_len=52, nla_type=IFLA_INET6_ICMP6STATS}, [[ICMP6_MIB_NUM] = 6, [ICMP6_MIB_INMSGS] = 0, [ICMP6_MIB_INERRORS] = 0, [ICMP6_MIB_OUTMSGS] = 18, [ICMP6_MIB_OUTERRORS] = 0, [ICMP6_MIB_CSUMERRORS] = 0]}, {{nla_len=20, nla_type=IFLA_INET6_TOKEN}, inet_pton(AF_INET6, "::")}, {{nla_len=5, nla_type=IFLA_INET6_ADDR_GEN_MODE}, IN6_ADDR_GEN_MODE_EUI64}]}]}]}, iov_len=4096}], msg_iovlen=1, msg_controllen=0, msg_flags=0}, 0) = 1384</text:span></text:p>
      <text:p text:style-name="P19">recvmsg(10, {msg_name={sa_family=AF_NETLINK, nl_pid=0, nl_groups=00000000}, msg_namelen=12, msg_iov=[{iov_base={{len=20, type=NLMSG_DONE, flags=NLM_F_MULTI, seq=1612788468, pid=4305}, 0}, iov_len=4096}], msg_iovlen=1, msg_controllen=0, msg_flags=0}, 0) = 20</text:p>
      <text:p text:style-name="P19">sendto(10, {{len=20, type=RTM_GETADDR, flags=NLM_F_REQUEST|NLM_F_DUMP, seq=1612788469, pid=0}, {ifa_family=AF_UNSPEC, ...}}, 20, 0, {sa_family=AF_NETLINK, nl_pid=0, nl_groups=00000000}, 12) = 20</text:p>
      <text:p text:style-name="P17"><text:span text:style-name="T33">recvmsg(10, {msg_name={sa_family=AF_NETLINK, nl_pid=0, nl_groups=00000000}, msg_namelen=12, msg_iov=[{iov_base=[{{len=76, type=RTM_NEWADDR, flags=NLM_F_MULTI, seq=1612788469, pid=4305}, {ifa_family=AF_INET, ifa_prefixlen=8, ifa_flags=IFA_F_PERMANENT, ifa_scope=RT_SCOPE_HOST, 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1662, tstamp=1662}}]}, {{len=88, type=RTM_NEWADDR, flags=NLM_F_MULTI, seq=1612788469, pid=4305}, {ifa_family=AF_INET, ifa_prefixlen=24, ifa_flags=0, ifa_scope=RT_SCOPE_UNIVERSE, ifa_index=if_nametoindex("enp0s3")}, </text:span><text:soft-page-break/><text:span text:style-name="T33">[{{nla_len=8, nla_type=IFA_ADDRESS}, inet_addr("10.0.2.15")}, {{nla_len=8, nla_type=IFA_LOCAL}, inet_addr("10.0.2.15")}, {{nla_len=8, nla_type=IFA_BROADCAST}, inet_addr("10.0.2.255")}, {{nla_len=11, nla_type=IFA_LABEL}, "enp0s3"}, {{nla_len=8, nla_type=IFA_FLAGS}, IFA_F_NOPREFIXROUTE}, {{nla_len=20, nla_type=IFA_CACHEINFO}, {ifa_prefered=78340, ifa_valid=78340, cstamp=10718, tstamp=428425}}]}, {{len=88, type=RTM_NEWADDR, flags=NLM_F_MULTI, seq=1612788469, pid=4305}, {ifa_family=AF_INET, ifa_prefixlen=8, ifa_flags=IFA_F_PERMANENT, ifa_scope=RT_SCOPE_UNIVERSE, ifa_index=if_nametoindex("ham0")}, [{{nla_len=8, nla_type=IFA_ADDRESS}, inet_addr("25.71.180.10")}, {{nla_len=8, nla_type=IFA_LOCAL}, inet_addr("25.71.180.10")}, {{nla_len=8, nla_type=IFA_BROADCAST}, inet_addr("25.255.255.255")}, {{nla_len=9, nla_type=IFA_LABEL}, "ham0"}, {{nla_len=8, nla_type=IFA_FLAGS}, IFA_F_PERMANENT}, {{nla_len=20, nla_type=IFA_CACHEINFO}, {ifa_prefered=4294967295, ifa_valid=4294967295, cstamp=11731, tstamp=11731}}]}], iov_len=4096}], msg_iovlen=1, msg_controllen=0, msg_flags=0}, 0) = 252</text:span></text:p>
      <text:p text:style-name="P17"><text:span text:style-name="T33">recvmsg(10, {msg_name={sa_family=AF_NETLINK, nl_pid=0, nl_groups=00000000}, msg_namelen=12, msg_iov=[{iov_base=[{{len=72, type=RTM_NEWADDR, flags=NLM_F_MULTI, seq=1612788469, pid=4305}, {ifa_family=AF_INET6, ifa_prefixlen=128, ifa_flags=IFA_F_PERMANENT, ifa_scope=RT_SCOPE_HOST, ifa_index=if_nametoindex("lo")}, [{{nla_len=20, nla_type=IFA_ADDRESS}, inet_pton(AF_INET6, "::1")}, {{nla_len=20, nla_type=IFA_CACHEINFO}, {ifa_prefered=4294967295, ifa_valid=4294967295, cstamp=1662, tstamp=1662}}, {{nla_len=8, nla_type=IFA_FLAGS}, IFA_F_PERMANENT}]}, {{len=72, type=RTM_NEWADDR, flags=NLM_F_MULTI, seq=1612788469, pid=4305}, {ifa_family=AF_INET6, ifa_prefixlen=64, ifa_flags=IFA_F_PERMANENT, ifa_scope=RT_SCOPE_LINK, ifa_index=if_nametoindex("enp0s3")}, [{{nla_len=20, nla_type=IFA_ADDRESS}, inet_pton(AF_INET6, "fe80::262e:afbf:2853:376d")}, {{nla_len=20, nla_type=IFA_CACHEINFO}, {ifa_prefered=4294967295, ifa_valid=4294967295, cstamp=10236, tstamp=10721}}, {{nla_len=8, nla_type=IFA_FLAGS}, IFA_F_PERMANENT|IFA_F_NOPREFIXROUTE}]}, {{len=72, type=RTM_NEWADDR, flags=NLM_F_MULTI, seq=1612788469, pid=4305}, {ifa_family=AF_INET6, ifa_prefixlen=96, ifa_flags=IFA_F_PERMANENT, ifa_scope=RT_SCOPE_UNIVERSE, ifa_index=if_nametoindex("ham0")}, [{{nla_len=20, nla_type=IFA_ADDRESS}, </text:span><text:soft-page-break/><text:span text:style-name="T33">inet_pton(AF_INET6, "2620:9b::1947:b40a")}, {{nla_len=20, nla_type=IFA_CACHEINFO}, {ifa_prefered=4294967295, ifa_valid=4294967295, cstamp=11732, tstamp=11732}}, {{nla_len=8, nla_type=IFA_FLAGS}, IFA_F_PERMANENT}]}, {{len=72, type=RTM_NEWADDR, flags=NLM_F_MULTI, seq=1612788469, pid=4305}, {ifa_family=AF_INET6, ifa_prefixlen=64, ifa_flags=IFA_F_PERMANENT, ifa_scope=RT_SCOPE_LINK, ifa_index=if_nametoindex("ham0")}, [{{nla_len=20, nla_type=IFA_ADDRESS}, inet_pton(AF_INET6, "fe80::7879:19ff:fe47:b40a")}, {{nla_len=20, nla_type=IFA_CACHEINFO}, {ifa_prefered=4294967295, ifa_valid=4294967295, cstamp=11731, tstamp=11731}}, {{nla_len=8, nla_type=IFA_FLAGS}, IFA_F_PERMANENT}]}], iov_len=4096}], msg_iovlen=1, msg_controllen=0, msg_flags=0}, 0) = 288</text:span></text:p>
      <text:p text:style-name="P19">recvmsg(10, {msg_name={sa_family=AF_NETLINK, nl_pid=0, nl_groups=00000000}, msg_namelen=12, msg_iov=[{iov_base={{len=20, type=NLMSG_DONE, flags=NLM_F_MULTI, seq=1612788469, pid=4305}, 0}, iov_len=4096}], msg_iovlen=1, msg_controllen=0, msg_flags=0}, 0) = 20</text:p>
      <text:p text:style-name="P19">close(10) <text:s text:c="30"/>= 0</text:p>
      <text:p text:style-name="P19">socket(AF_INET, SOCK_STREAM|SOCK_CLOEXEC, IPPROTO_TCP) = 10</text:p>
      <text:p text:style-name="P19">setsockopt(10, SOL_SOCKET, SO_REUSEADDR, [1], 4) = 0</text:p>
      <text:p text:style-name="P19">bind(10, {sa_family=AF_INET, sin_port=htons(49153), sin_addr=inet_addr("127.0.0.1")}, 16) = 0</text:p>
      <text:p text:style-name="P19">listen(10, 100) <text:s text:c="24"/>= 0</text:p>
      <text:p text:style-name="P19">getsockname(10, {sa_family=AF_INET, sin_port=htons(49153), sin_addr=inet_addr("127.0.0.1")}, [128-&gt;16]) = 0</text:p>
      <text:p text:style-name="P19">getsockname(10, {sa_family=AF_INET, sin_port=htons(49153), sin_addr=inet_addr("127.0.0.1")}, [128-&gt;16]) = 0</text:p>
      <text:p text:style-name="P19">write(7, "\1\0\0\0\0\0\0\0", 8) <text:s text:c="8"/>= 8</text:p>
      <text:p text:style-name="P19">write(9, "\1\0\0\0\0\0\0\0", 8) <text:s text:c="8"/>= 8</text:p>
      <text:p text:style-name="P19">clone(child_stack=NULL, flags=CLONE_CHILD_CLEARTID|CLONE_CHILD_SETTID|SIGCHLD, child_tidptr=0x7fb2a6ce63d0) = 4308</text:p>
      <text:p text:style-name="P19">poll([{fd=9, events=POLLIN}], 1, 5000) <text:s/>= 1 ([{fd=9, revents=POLLIN}])</text:p>
      <text:p text:style-name="P19"><text:soft-page-break/>read(9, "\1\0\0\0\0\0\0\0", 8) <text:s text:c="9"/>= 8</text:p>
      <text:p text:style-name="P19">poll([{fd=9, events=POLLIN}], 1, 0) <text:s text:c="4"/>= 0 (Timeout)</text:p>
      <text:p text:style-name="P19">poll([{fd=9, events=POLLIN}], 1, 5000ALIVE 2</text:p>
      <text:p text:style-name="P19">Port naverh 2 49153</text:p>
      <text:p text:style-name="P19">) <text:s/>= 1 ([{fd=9, revents=POLLIN}])</text:p>
      <text:p text:style-name="P19">read(9, "\1\0\0\0\0\0\0\0", 8) <text:s text:c="9"/>= 8</text:p>
      <text:p text:style-name="P19">poll([{fd=9, events=POLLIN}], 1, 0) <text:s text:c="4"/>= 0 (Timeout)</text:p>
      <text:p text:style-name="P19">poll([{fd=9, events=POLLIN}], 1, 4997) <text:s/>= 1 ([{fd=9, revents=POLLIN}])</text:p>
      <text:p text:style-name="P19">read(9, "\1\0\0\0\0\0\0\0", 8) <text:s text:c="9"/>= 8</text:p>
      <text:p text:style-name="P19">poll([{fd=9, events=POLLIN}], 1, 0) <text:s text:c="4"/>= 0 (Timeout)</text:p>
      <text:p text:style-name="P19">write(7, "\1\0\0\0\0\0\0\0", 8) <text:s text:c="8"/>= 8</text:p>
      <text:p text:style-name="P19">fstat(1, {st_mode=S_IFCHR|0620, st_rdev=makedev(0x88, 0), ...}) = 0</text:p>
      <text:p text:style-name="P19">write(1, "OK: 4308\n", 9OK: 4308</text:p>
      <text:p text:style-name="P19">) <text:s text:c="14"/>= 9</text:p>
      <text:p text:style-name="P19">read(0, ping 2</text:p>
      <text:p text:style-name="P19">"ping 2\n", 1024) <text:s text:c="14"/>= 7</text:p>
      <text:p text:style-name="P19">poll([{fd=9, events=POLLIN}], 1, 0) <text:s text:c="4"/>= 0 (Timeout)</text:p>
      <text:p text:style-name="P19">write(7, "\1\0\0\0\0\0\0\0", 8) <text:s text:c="8"/>= 8</text:p>
      <text:p text:style-name="P19">poll([{fd=9, events=POLLIN}], 1, 5000) <text:s/>= 1 ([{fd=9, revents=POLLIN}])</text:p>
      <text:p text:style-name="P19">read(9, "\1\0\0\0\0\0\0\0", 8) <text:s text:c="9"/>= 8</text:p>
      <text:p text:style-name="P19">poll([{fd=9, events=POLLIN}], 1, 0) <text:s text:c="4"/>= 0 (Timeout)</text:p>
      <text:p text:style-name="P19">poll([{fd=9, events=POLLIN}], 1, 5000ping_id 2</text:p>
      <text:p text:style-name="P19">) <text:s/>= 1 ([{fd=9, revents=POLLIN}])</text:p>
      <text:p text:style-name="P19">read(9, "\1\0\0\0\0\0\0\0", 8) <text:s text:c="9"/>= 8</text:p>
      <text:p text:style-name="P19">poll([{fd=9, events=POLLIN}], 1, 0) <text:s text:c="4"/>= 0 (Timeout)</text:p>
      <text:p text:style-name="P19">write(1, "OK: 1\n", 6OK: 1</text:p>
      <text:p text:style-name="P19">) <text:s text:c="17"/>= 6</text:p>
      <text:p text:style-name="P19"><text:soft-page-break/>read(0, end</text:p>
      <text:p text:style-name="P19">"end\n", 1024) <text:s text:c="17"/>= 4</text:p>
      <text:p text:style-name="P19">write(9, "\1\0\0\0\0\0\0\0", 8) <text:s text:c="8"/>= 8</text:p>
      <text:p text:style-name="P19">poll([{fd=4, events=POLLIN}], 1, -1</text:p>
      <text:p text:style-name="P19"/>
      <text:p text:style-name="P22"><text:tab/> Выводы</text:p>
      <text:p text:style-name="P28"><text:span text:style-name="T12"><text:tab/>Выполнив данную лабораторную работу, я познакомился с </text:span><text:span text:style-name="T14">strace, </text:span><text:span text:style-name="T12">проследил выполнения своих лабораторных по системным вызовам. </text:span><text:span text:style-name="T14">Strace </text:span><text:span text:style-name="T12">можно использовать для отладки программ, отслеживания системных вызов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1-02-20T18:50:29.656000000</dc:date>
    <meta:editing-duration>PT33M50S</meta:editing-duration>
    <meta:editing-cycles>7</meta:editing-cycles>
    <meta:document-statistic meta:table-count="0" meta:image-count="0" meta:object-count="0" meta:page-count="28" meta:paragraph-count="299" meta:word-count="3430" meta:character-count="45115" meta:non-whitespace-character-count="40469"/>
  </office:meta>
</office:document-meta>
</file>